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Verdana" svg:font-family="Verdana, Arial, Helvetica, 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3.8 </text:span>К основным средствам защиты информации можно отнести следующие средства:</text:p>
      <text:p text:style-name="P1">- парольная защита;</text:p>
      <text:p text:style-name="P1">- шифрование данных и программ;</text:p>
      <text:p text:style-name="P1">- установление прав доступа к объектам БД;</text:p>
      <text:p text:style-name="P1">- защита полей и записей таблиц БД.</text:p>
      <text:p text:style-name="P1"/>
      <text:p text:style-name="Standard"><text:span text:style-name="Strong_20_Emphasis"><text:span text:style-name="T2"><text:tab/>Парольная защита</text:span></text:span><text:span text:style-name="T2"> представляет простой и эффективный способ защиты БД от несанкционированного доступа. Пароли устанавливаются конечными пользователями или администраторами БД. Учет и хранение паролей производится самой СУБД. Обычно пароли хранятся в определенных системных файлах СУБД в зашифрованном виде. Поэтому просто найти и определить пароль невозможно. После ввода пароля пользователю СУБД предоставляются все возможности по работе с защищенной БД.</text:span></text:p>
      <text:p text:style-name="Standard"><text:span text:style-name="Strong_20_Emphasis"><text:span text:style-name="T2"><text:tab/>Шифрование данных</text:span></text:span><text:span text:style-name="T2"> (всей базы или отдельных таблиц) применяется для того, чтобы другие программы не могли прочитать данные. Шифрование исходных текстов программ позволяет скрыть от несанкционированного пользователя описание соответствующих алгоритмов.</text:span></text:p>
      <text:p text:style-name="Standard"><text:span text:style-name="T2"><text:tab/>В целях контроля использования основных ресурсов СУБД во многих системах имеются </text:span><text:span text:style-name="Strong_20_Emphasis"><text:span text:style-name="T2">средства установления прав доступа к объектам БД</text:span></text:span><text:span text:style-name="T2">. Права доступа определяют возможные действия над объектами. Владелец объекта (пользователь, создавший объект), а также администратор БД имеют все права. Остальные пользователи к разным объектам могут иметь различные уровни доступа.</text:span></text:p>
      <text:p text:style-name="P1">По отношению к таблицам в общем случае могут предусматриваться следующие права доступа.</text:p>
      <text:p text:style-name="P1">- просмотр (чтение) данных;</text:p>
      <text:p text:style-name="P1">- изменение (редактирование) данных;</text:p>
      <text:p text:style-name="P1">- добавление новых записей;</text:p>
      <text:p text:style-name="P1">- добавление и удаление данных;</text:p>
      <text:p text:style-name="P1">- все операции, в том числе изменение структуры таблицы.</text:p>
      <text:p text:style-name="P1"><text:lin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Verdana" svg:font-family="Verdana, Arial, Helvetica, 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01:15:18</dc:date>
    <dc:creator>mark </dc:creator>
    <meta:editing-duration>P0D</meta:editing-duration>
    <meta:editing-cycles>15</meta:editing-cycles>
    <meta:document-statistic meta:table-count="0" meta:image-count="0" meta:object-count="0" meta:page-count="1" meta:paragraph-count="15" meta:word-count="203" meta:character-count="1536" meta:non-whitespace-character-count="1343"/>
  </office:meta>
</office:document-meta>
</file>